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Таблица1" style:family="table">
      <style:table-properties style:width="6.6979in" fo:margin-left="0in" table:align="left"/>
    </style:style>
    <style:style style:name="Таблица1.A" style:family="table-column">
      <style:table-column-properties style:column-width="0.875in"/>
    </style:style>
    <style:style style:name="Таблица1.B" style:family="table-column">
      <style:table-column-properties style:column-width="1.8021in"/>
    </style:style>
    <style:style style:name="Таблица1.C" style:family="table-column">
      <style:table-column-properties style:column-width="1.3382in"/>
    </style:style>
    <style:style style:name="Таблица1.D" style:family="table-column">
      <style:table-column-properties style:column-width="1.3389in"/>
    </style:style>
    <style:style style:name="Таблица1.E" style:family="table-column">
      <style:table-column-properties style:column-width="1.3438in"/>
    </style:style>
    <style:style style:name="Таблица1.A1" style:family="table-cell">
      <style:table-cell-properties fo:padding="0.0382in" fo:border-left="0.05pt solid #000000" fo:border-right="none" fo:border-top="0.05pt solid #000000" fo:border-bottom="0.05pt solid #000000"/>
    </style:style>
    <style:style style:name="Таблица1.E1" style:family="table-cell">
      <style:table-cell-properties fo:padding="0.0382in" fo:border="0.05pt solid #000000"/>
    </style:style>
    <style:style style:name="Таблица1.A2" style:family="table-cell">
      <style:table-cell-properties fo:padding="0.0382in" fo:border-left="0.05pt solid #000000" fo:border-right="none" fo:border-top="none" fo:border-bottom="0.05pt solid #000000"/>
    </style:style>
    <style:style style:name="Таблица1.E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ef309" officeooo:paragraph-rsid="000ef309"/>
    </style:style>
    <style:style style:name="P2" style:family="paragraph" style:parent-style-name="Standard">
      <style:paragraph-properties fo:text-align="center" style:justify-single-word="false"/>
      <style:text-properties fo:font-size="14pt" officeooo:rsid="000f1970" officeooo:paragraph-rsid="000f1970" style:font-size-asian="14pt" style:font-size-complex="14pt"/>
    </style:style>
    <style:style style:name="P3" style:family="paragraph" style:parent-style-name="Standard">
      <style:paragraph-properties fo:text-align="center" style:justify-single-word="false"/>
      <style:text-properties fo:font-size="14pt" fo:font-weight="bold" officeooo:rsid="000f1970" officeooo:paragraph-rsid="000f1970"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2pt" officeooo:rsid="000f1970" officeooo:paragraph-rsid="000f1970" style:font-size-asian="10.5pt" style:font-size-complex="12pt"/>
    </style:style>
    <style:style style:name="P5" style:family="paragraph" style:parent-style-name="Standard">
      <style:paragraph-properties fo:text-align="start" style:justify-single-word="false"/>
      <style:text-properties fo:font-size="12pt" style:text-underline-style="solid" style:text-underline-width="auto" style:text-underline-color="font-color" fo:font-weight="bold" officeooo:rsid="000f1970" officeooo:paragraph-rsid="000f1970"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style:text-underline-style="solid" style:text-underline-width="auto" style:text-underline-color="font-color" fo:font-weight="bold" officeooo:rsid="0013edbd" officeooo:paragraph-rsid="0013edbd"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style:text-underline-style="solid" style:text-underline-width="auto" style:text-underline-color="font-color" fo:font-weight="bold" officeooo:rsid="0016ba23" officeooo:paragraph-rsid="0016ba23"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2pt" style:text-underline-style="solid" style:text-underline-width="auto" style:text-underline-color="font-color" fo:font-weight="bold" officeooo:rsid="001d2a66" officeooo:paragraph-rsid="001d2a66" style:font-size-asian="10.5pt" style:font-weight-asian="bold" style:font-size-complex="12pt" style:font-weight-complex="bold"/>
    </style:style>
    <style:style style:name="P9" style:family="paragraph" style:parent-style-name="Standard">
      <style:paragraph-properties fo:text-align="start" style:justify-single-word="false"/>
      <style:text-properties fo:font-size="12pt" style:text-underline-style="solid" style:text-underline-width="auto" style:text-underline-color="font-color" fo:font-weight="bold" officeooo:rsid="001f6587" officeooo:paragraph-rsid="001f6587" style:font-size-asian="10.5pt" style:font-weight-asian="bold" style:font-size-complex="12pt" style:font-weight-complex="bold"/>
    </style:style>
    <style:style style:name="P10" style:family="paragraph" style:parent-style-name="Standard">
      <style:paragraph-properties fo:text-align="start" style:justify-single-word="false"/>
      <style:text-properties fo:font-size="12pt" style:text-underline-style="none" fo:font-weight="normal" officeooo:rsid="00100a05" officeooo:paragraph-rsid="00100a05"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style:text-underline-style="none" fo:font-weight="normal" officeooo:rsid="00100a05" officeooo:paragraph-rsid="001337b2"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style:text-underline-style="none" fo:font-weight="normal" officeooo:rsid="0013edbd" officeooo:paragraph-rsid="0013edbd"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style:text-underline-style="none" fo:font-weight="normal" officeooo:rsid="001451d9" officeooo:paragraph-rsid="001451d9"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style:text-underline-style="none" fo:font-weight="normal" officeooo:rsid="001864ae" officeooo:paragraph-rsid="001864ae"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style:text-underline-style="none" fo:font-weight="normal" officeooo:rsid="001864ae" officeooo:paragraph-rsid="001a49ac"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style:text-underline-style="none" fo:font-weight="normal" officeooo:rsid="001a49ac" officeooo:paragraph-rsid="001a49ac"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style:text-underline-style="none" fo:font-weight="normal" officeooo:rsid="001a4fa1" officeooo:paragraph-rsid="001a4fa1"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style:text-underline-style="none" fo:font-weight="normal" officeooo:rsid="001c5d25" officeooo:paragraph-rsid="001c5d25"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style:text-underline-style="none" fo:font-weight="normal" officeooo:rsid="001dd60e" officeooo:paragraph-rsid="001e911a"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style:text-underline-style="none" fo:font-weight="normal" officeooo:rsid="001e9b5e" officeooo:paragraph-rsid="001e9b5e"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style:text-underline-style="none" fo:font-weight="normal" officeooo:rsid="001effcf" officeooo:paragraph-rsid="001effcf"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style:text-underline-style="none" fo:font-weight="bold" officeooo:rsid="001effcf" officeooo:paragraph-rsid="001effcf" style:font-size-asian="10.5pt" style:font-weight-asian="bold" style:font-size-complex="12pt" style:font-weight-complex="bold"/>
    </style:style>
    <style:style style:name="P23" style:family="paragraph" style:parent-style-name="Standard">
      <style:paragraph-properties fo:text-align="start" style:justify-single-word="false"/>
      <style:text-properties fo:font-size="12pt" style:text-underline-style="none" fo:font-weight="bold" officeooo:rsid="002226da" officeooo:paragraph-rsid="002226da" style:font-size-asian="10.5pt" style:font-weight-asian="bold" style:font-size-complex="12pt" style:font-weight-complex="bold"/>
    </style:style>
    <style:style style:name="P24" style:family="paragraph" style:parent-style-name="Standard">
      <style:paragraph-properties fo:text-align="start" style:justify-single-word="false"/>
      <style:text-properties fo:font-size="12pt" style:text-underline-style="none" fo:font-weight="bold" officeooo:rsid="00222a48" officeooo:paragraph-rsid="00222a48" style:font-size-asian="10.5pt" style:font-weight-asian="bold" style:font-size-complex="12pt" style:font-weight-complex="bold"/>
    </style:style>
    <style:style style:name="P25" style:family="paragraph" style:parent-style-name="Standard">
      <style:paragraph-properties fo:text-align="start" style:justify-single-word="false"/>
      <style:text-properties fo:font-size="12pt" style:text-underline-style="none" fo:font-weight="bold" officeooo:rsid="0023b518" officeooo:paragraph-rsid="0023b518" style:font-size-asian="10.5pt" style:font-weight-asian="bold" style:font-size-complex="12pt" style:font-weight-complex="bold"/>
    </style:style>
    <style:style style:name="P26" style:family="paragraph" style:parent-style-name="Table_20_Contents">
      <style:paragraph-properties fo:text-align="start" style:justify-single-word="false"/>
      <style:text-properties fo:font-size="12pt" officeooo:rsid="0013edbd" officeooo:paragraph-rsid="0013edbd" style:font-size-asian="10.5pt" style:font-size-complex="12pt"/>
    </style:style>
    <style:style style:name="P27" style:family="paragraph" style:parent-style-name="Table_20_Contents">
      <style:paragraph-properties fo:text-align="center" style:justify-single-word="false"/>
      <style:text-properties fo:font-size="12pt" officeooo:rsid="0013edbd" officeooo:paragraph-rsid="0013edbd" style:font-size-asian="10.5pt" style:font-size-complex="12pt"/>
    </style:style>
    <style:style style:name="P28" style:family="paragraph" style:parent-style-name="Table_20_Contents">
      <style:paragraph-properties fo:text-align="start" style:justify-single-word="false"/>
      <style:text-properties fo:font-size="12pt" fo:font-weight="bold" officeooo:rsid="0013edbd" officeooo:paragraph-rsid="0013edbd" style:font-size-asian="10.5pt" style:font-weight-asian="bold" style:font-size-complex="12pt" style:font-weight-complex="bold"/>
    </style:style>
    <style:style style:name="P29" style:family="paragraph" style:parent-style-name="Frame_20_contents">
      <style:paragraph-properties fo:text-align="start" style:justify-single-word="false"/>
      <style:text-properties fo:font-size="15pt" fo:font-weight="bold" style:font-size-asian="15pt" style:font-weight-asian="bold" style:font-size-complex="15pt" style:font-weight-complex="bold"/>
    </style:style>
    <style:style style:name="P30" style:family="paragraph" style:parent-style-name="Standard" style:list-style-name="L1">
      <style:paragraph-properties fo:text-align="start" style:justify-single-word="false"/>
      <style:text-properties fo:font-size="12pt" style:text-underline-style="none" fo:font-weight="normal" officeooo:rsid="001a49ac" officeooo:paragraph-rsid="001a49ac" style:font-size-asian="10.5pt" style:font-weight-asian="normal" style:font-size-complex="12pt" style:font-weight-complex="normal"/>
    </style:style>
    <style:style style:name="P31" style:family="paragraph" style:parent-style-name="Standard" style:list-style-name="L2">
      <style:paragraph-properties fo:text-align="start" style:justify-single-word="false"/>
      <style:text-properties fo:font-size="12pt" style:text-underline-style="none" fo:font-weight="normal" officeooo:rsid="001a49ac" officeooo:paragraph-rsid="001a49ac" style:font-size-asian="10.5pt" style:font-weight-asian="normal" style:font-size-complex="12pt" style:font-weight-complex="normal"/>
    </style:style>
    <style:style style:name="P32" style:family="paragraph" style:parent-style-name="Standard" style:list-style-name="L3">
      <style:paragraph-properties fo:text-align="start" style:justify-single-word="false"/>
      <style:text-properties fo:font-size="12pt" style:text-underline-style="none" fo:font-weight="normal" officeooo:rsid="001b1624" officeooo:paragraph-rsid="001b1624"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style:text-underline-style="none" fo:font-weight="normal" officeooo:rsid="001effcf" officeooo:paragraph-rsid="001effcf"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font-size="12pt" style:text-underline-style="none" fo:font-weight="normal" officeooo:rsid="002226da" officeooo:paragraph-rsid="002226da"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fo:font-size="12pt" style:text-underline-style="none" fo:font-weight="normal" officeooo:rsid="00222a48" officeooo:paragraph-rsid="00222a48"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fo:font-size="12pt" style:text-underline-style="none" fo:font-weight="normal" officeooo:rsid="0023b518" officeooo:paragraph-rsid="0023b518"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fo:font-size="12pt" style:text-underline-style="none" fo:font-weight="normal" officeooo:rsid="0023b518" officeooo:paragraph-rsid="00297c44"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font-size="12pt" style:text-underline-style="none" fo:font-weight="bold" officeooo:rsid="002bc2a6" officeooo:paragraph-rsid="002bc2a6" style:font-size-asian="10.5pt" style:font-weight-asian="bold" style:font-size-complex="12pt" style:font-weight-complex="bold"/>
    </style:style>
    <style:style style:name="P39" style:family="paragraph" style:parent-style-name="Frame_20_contents">
      <style:paragraph-properties fo:text-align="start" style:justify-single-word="false"/>
      <style:text-properties fo:font-size="40pt" officeooo:rsid="0028575a" officeooo:paragraph-rsid="0028575a" style:font-size-asian="40pt" style:font-size-complex="40pt"/>
    </style:style>
    <style:style style:name="T1" style:family="text">
      <style:text-properties officeooo:rsid="0012abf7"/>
    </style:style>
    <style:style style:name="T2" style:family="text">
      <style:text-properties officeooo:rsid="001337b2"/>
    </style:style>
    <style:style style:name="T3" style:family="text">
      <style:text-properties officeooo:rsid="001550c1"/>
    </style:style>
    <style:style style:name="T4" style:family="text">
      <style:text-properties officeooo:rsid="001a49ac"/>
    </style:style>
    <style:style style:name="T5" style:family="text">
      <style:text-properties officeooo:rsid="001d2a66"/>
    </style:style>
    <style:style style:name="T6" style:family="text">
      <style:text-properties officeooo:rsid="001e911a"/>
    </style:style>
    <style:style style:name="T7" style:family="text">
      <style:text-properties officeooo:rsid="001fc119"/>
    </style:style>
    <style:style style:name="T8" style:family="text">
      <style:text-properties fo:font-weight="normal" style:font-weight-asian="normal" style:font-weight-complex="normal"/>
    </style:style>
    <style:style style:name="T9" style:family="text">
      <style:text-properties fo:font-weight="normal" officeooo:rsid="0021359b" style:font-weight-asian="normal" style:font-weight-complex="normal"/>
    </style:style>
    <style:style style:name="T10" style:family="text">
      <style:text-properties fo:font-weight="normal" officeooo:rsid="00222a48" style:font-weight-asian="normal" style:font-weight-complex="normal"/>
    </style:style>
    <style:style style:name="T11" style:family="text">
      <style:text-properties fo:font-weight="normal" officeooo:rsid="002d9869" style:font-weight-asian="normal" style:font-weight-complex="normal"/>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style:font-style-asian="italic" style:font-style-complex="italic"/>
    </style:style>
    <style:style style:name="T14" style:family="text">
      <style:text-properties officeooo:rsid="002717bb"/>
    </style:style>
    <style:style style:name="T15" style:family="text">
      <style:text-properties officeooo:rsid="00297c44"/>
    </style:style>
    <style:style style:name="T16" style:family="text">
      <style:text-properties officeooo:rsid="0029fc57"/>
    </style:style>
    <style:style style:name="T17" style:family="text">
      <style:text-properties officeooo:rsid="002bc2a6"/>
    </style:style>
    <style:style style:name="T18" style:family="text">
      <style:text-properties officeooo:rsid="0023b518"/>
    </style:style>
    <style:style style:name="T19" style:family="text">
      <style:text-properties officeooo:rsid="002cc0f2"/>
    </style:style>
    <style:style style:name="fr1" style:family="graphic" style:parent-style-name="Frame">
      <style:graphic-properties style:vertical-pos="from-top" style:vertical-rel="page" style:horizontal-pos="from-left" style:horizontal-rel="page">
        <style:columns fo:column-count="1" fo:column-gap="0in"/>
      </style:graphic-properties>
    </style:style>
    <style:style style:name="fr2" style:family="graphic" style:parent-style-name="Frame">
      <style:graphic-properties style:vertical-pos="from-top" style:vertical-rel="paragraph" style:horizontal-pos="from-left" style:horizontal-rel="paragraph"/>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5" svg:x="0.4681in" svg:y="1.7457in" svg:width="0.7902in" draw:z-index="0">
        <draw:text-box fo:min-height="0.7571in">
          <text:p text:style-name="P29">Tricks of the Trade</text:p>
        </draw:text-box>
      </draw:frame>
      <text:p text:style-name="P3">Маленькие хитрости для подготовки к <text:s/>экзамену.</text:p>
      <text:p text:style-name="P2">Глава 1.</text:p>
      <text:p text:style-name="P2"/>
      <text:p text:style-name="P4"/>
      <text:p text:style-name="P5">Зачем сдавать PMP-экзамен?</text:p>
      <text:p text:style-name="P10"><text:tab/>Подготовка к сдаче экзамена PMP - это путешествие. Это путешествие поможет вам сделать себя лучше и расширить свои возможности. При подготовке к экзамену у вас есть возможность не просто сдать экзамен, <text:s/>а стать лучшим менеджером проекта. Эта возможность <text:s/>является одной из лучших причин, чтобы пройти сертификацию PMP.</text:p>
      <text:p text:style-name="P10"><text:tab/>Чтобы сдать PMP-экзамен, вы не можете просто втиснуть много информации в свой мозг и попытаться удержать ее достаточно долго, чтобы пройти четырехчасовой тест. Вместо этого вам нужно вывести свои знания на новый уровень. Вам нужно по-настоящему понять процесс управления проектами и то, какую <text:span text:style-name="T1">пользу</text:span> этот процесс может принести <text:span text:style-name="T1">в </text:span>вашей повседневной работе над проектами. Экзамен PMP - это международный экзамен, призванный <text:span text:style-name="T1">подтвердить </text:span>ваши знания и опыт в применении искусства и науки управления проектами. Экзамен фокусируется на ситуациях, с которыми вы можете столкнуться в реальном мире, а не просто <text:span text:style-name="T1">просит </text:span><text:s/>вас повторить <text:span text:style-name="T1">заученную информацию.</text:span> Достижение сертификации PMP-это способ выделить себя.</text:p>
      <text:p text:style-name="P11"><text:tab/><text:span text:style-name="T2">Помимо возможности улучшить себя и свои способности, могут быть финансовые стимулы для сдачи экзамена. Обследование заработной платы 2015 года, проведенное Институтом управления проектами (PMI®), показало, что сертифицированные PMP менеджеры проектов во всех странах получают в среднем на 20 процентов больше, чем без этой сертификации. У RMC были студенты, которые получили бонус, повышение или и то и дугое, когда они сдали экзамен. Другие студенты сообщили, что им предложили работу, на которую претендовали сотни других квалифицированных кандидатов, просто потому, что они были сертифицированы PMP. Наличие сертификации PMP может быть причиной того, что вы получаете работу, удерживаете свою работу или продвигаетесь.</text:span></text:p>
      <text:p text:style-name="P11"><text:tab/></text:p>
      <text:p text:style-name="P6">Квалификация, необходимая для сдачи экзамена.</text:p>
      <text:p text:style-name="P12"><text:tab/>Чтобы сдать экзамен PMP, вы должны соответствовать требованиям, которые предъявляет PMI. Текущие требования описаны в таблице ниже.</text:p>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row>
          <table:table-cell table:style-name="Таблица1.A1" office:value-type="string">
            <text:p text:style-name="P28">Категория</text:p>
          </table:table-cell>
          <table:table-cell table:style-name="Таблица1.A1" office:value-type="string">
            <text:p text:style-name="P28">Общее образование </text:p>
          </table:table-cell>
          <table:table-cell table:style-name="Таблица1.A1" office:value-type="string">
            <text:p text:style-name="P28">Часов обучения управлению проектами</text:p>
          </table:table-cell>
          <table:table-cell table:style-name="Таблица1.A1" office:value-type="string">
            <text:p text:style-name="P28">Опыт управления проектами</text:p>
          </table:table-cell>
          <table:table-cell table:style-name="Таблица1.E1" office:value-type="string">
            <text:p text:style-name="P28">Число вопросов</text:p>
          </table:table-cell>
        </table:table-row>
        <table:table-row>
          <table:table-cell table:style-name="Таблица1.A2" office:value-type="string">
            <text:p text:style-name="P26">1</text:p>
          </table:table-cell>
          <table:table-cell table:style-name="Таблица1.A2" office:value-type="string">
            <text:p text:style-name="P26">Степень бакалавра</text:p>
          </table:table-cell>
          <table:table-cell table:style-name="Таблица1.A2" office:value-type="string">
            <text:p text:style-name="P27">35</text:p>
          </table:table-cell>
          <table:table-cell table:style-name="Таблица1.A2" office:value-type="string">
            <text:p text:style-name="P26">4500 часов. 3 года</text:p>
          </table:table-cell>
          <table:table-cell table:style-name="Таблица1.E2" office:value-type="string">
            <text:p text:style-name="P26">200</text:p>
          </table:table-cell>
        </table:table-row>
        <table:table-row>
          <table:table-cell table:style-name="Таблица1.A2" office:value-type="string">
            <text:p text:style-name="P26">2</text:p>
          </table:table-cell>
          <table:table-cell table:style-name="Таблица1.A2" office:value-type="string">
            <text:p text:style-name="P26">Диплом высшей школы</text:p>
          </table:table-cell>
          <table:table-cell table:style-name="Таблица1.A2" office:value-type="string">
            <text:p text:style-name="P27">35</text:p>
          </table:table-cell>
          <table:table-cell table:style-name="Таблица1.A2" office:value-type="string">
            <text:p text:style-name="P26">7500 часов. 5 лет</text:p>
          </table:table-cell>
          <table:table-cell table:style-name="Таблица1.E2" office:value-type="string">
            <text:p text:style-name="P26">200</text:p>
          </table:table-cell>
        </table:table-row>
      </table:table>
      <text:p text:style-name="P13"/>
      <text:p text:style-name="P13"><text:tab/>Имейте в виду, то что вы формально соответствуете требованиям для сдачи экзамена, не означает, что вы сможете сдать его. Вы должны знать управление проектами и иметь опыт его применения—это включает в себя как управление, так и <text:span text:style-name="T3">лидерство</text:span>. Рассмотрите возможность сдачи экзамена PMI CAPM°, если вы не соответствуете требованиям предыдущей таблицы. Вы можете найти требования к экзамену CAPM на pmi.org На момент публикации этой книги тестировщики CAPM должны были иметь диплом средней школы, а также 1500 часов опыта работы над проектами или 23 часа обучения управлению проектами, чтобы претендовать на экзамен CAPM.</text:p>
      <text:p text:style-name="P7"/>
      <text:p text:style-name="P7">Вы готовы к сдаче PMP-экзамена?</text:p>
      <text:p text:style-name="P14"><text:tab/>По опыту RMC, 50 процентов тех, кто не сдает экзамен, делают это потому что у них не было обучения управлению проектами, которое предполагает использование терминологии и концепций PMI. Это серьезный фактор, который следует учитывать при определении того, готовы ли вы <text:soft-page-break/>сдавать экзамен. Понимание подхода PMI к управлению проектами - это не просто чтение руководства PMBOK. Хотя чтение руководства PMBOK поможет вам улучшить свои знания, оно не научит вас управлению проектами. Эта книга подготовки к экзамену объяснит процесс управления проектами и поможет вам понять его с точки зрения PMI; однако, если вы обнаружите, что многие понятия и термины, представленные в этой книге, являются новыми для вас—или вы не используете важные инструменты, которые обсуждаются в этой книге (такие как Устав, WBS, <text:s/>Сетевая диаграмма и Планы управления) — вам, вероятно, потребуется дополнительная подготовка по управлению проектами, прежде чем продолжить обучение.</text:p>
      <text:p text:style-name="P15"><text:tab/><text:span text:style-name="T4">Другой большой процент людей, которые проваливают экзамен, не имеют реального опыта работы над крупными проектами. Вместо этого они могут управлять службой поддержки или небольшими проектами; некоторые из них могут даже не работать как менеджер проекта. Экзамен PMP предназначен для выявления тех, кто не имел подготовки по управлению проектами и кто не имеет опыта. Это не экзамен для начинающего менеджера проекта или для того, кто надеется стать менеджером проекта. На экзамене полезно ответить на вопросы с точки зрения менеджера проекта, который управляет крупными проектами. Таким образом, чем больше у вас опыта работы над крупными проектами с инструментами и методами, а также входами и выходами, описанными в руководстве PMBOK®, тем лучше вы будете подготовлены к экзамену.</text:span></text:p>
      <text:p text:style-name="P15"><text:tab/><text:span text:style-name="T4">Ниже приведены примеры крупных проектов:</text:span></text:p>
      <text:list xml:id="list1567559655" text:style-name="L1">
        <text:list-item>
          <text:p text:style-name="P30">Проектирование нового колл-центра (по сравнению с обработкой небольших проектов колл-центра).</text:p>
        </text:list-item>
        <text:list-item>
          <text:p text:style-name="P30">Проектирование нового производственного процесса (по сравнению с производством стандартного продукта для клиента).</text:p>
        </text:list-item>
        <text:list-item>
          <text:p text:style-name="P30">Установка коммерческого программного обеспечения в компании (по сравнению с установкой настольной операционной системы ПК и связанных обновлений программного обеспечения).</text:p>
        </text:list-item>
        <text:list-item>
          <text:p text:style-name="P30">Проектирование и строительство нового здания (по сравнению с перекраской существующего здания).</text:p>
          <text:p text:style-name="P30"/>
        </text:list-item>
      </text:list>
      <text:p text:style-name="P16"><text:tab/>Какова глубина ваших знаний и понимания управления проектами? Просмотрите следующий список. Вы регулярно сталкиваетесь с двумя или более из следующих проблем на проектах? Если это так, вы можете извлечь выгоду из узнать больше об управлении проектами до сдачи экзамена.</text:p>
      <text:list xml:id="list2956797763" text:style-name="L2">
        <text:list-item>
          <text:p text:style-name="P31">Перерасход средств или выход из графика</text:p>
        </text:list-item>
        <text:list-item>
          <text:p text:style-name="P31">Нереалистичное расписание</text:p>
        </text:list-item>
        <text:list-item>
          <text:p text:style-name="P31">Чрезмерные изменения содержания или расписания</text:p>
        </text:list-item>
        <text:list-item>
          <text:p text:style-name="P31">Проблемы коммуникации и обострение конфликтов</text:p>
        </text:list-item>
        <text:list-item>
          <text:p text:style-name="P31">Заканчивается время к концу проекта</text:p>
        </text:list-item>
        <text:list-item>
          <text:p text:style-name="P31">Неудовлетворительное качество</text:p>
        </text:list-item>
        <text:list-item>
          <text:p text:style-name="P31">Низкий моральный дух</text:p>
        </text:list-item>
        <text:list-item>
          <text:p text:style-name="P31">Непонимание членами команды относительно того, что необходимо сделать</text:p>
        </text:list-item>
        <text:list-item>
          <text:p text:style-name="P31">Чрезмерная переработка и сверхурочные</text:p>
        </text:list-item>
        <text:list-item>
          <text:p text:style-name="P31">Слишком много совещаний по проектам </text:p>
        </text:list-item>
      </text:list>
      <text:p text:style-name="P17"/>
      <text:p text:style-name="P17"><text:tab/>Теперь подумайте о своем опыте управления проектами, особенно о<text:span text:style-name="T14">б</text:span> опыте работы над крупными проектами. Просмотрите следующий список тем, затронутых на экзамене. Понимаете ли вы эти темы и применяете ли инструменты и методы, включенные в этот список, при работе над проектами?</text:p>
      <text:list xml:id="list3328957939" text:style-name="L3">
        <text:list-item>
          <text:p text:style-name="P32">Пошаговый процесс управления проектами, в том числе почему каждый шаг необходим</text:p>
        </text:list-item>
        <text:list-item>
          <text:p text:style-name="P32">Роли руководителя проекта, спонсора, команды и заинтересованных сторон</text:p>
        </text:list-item>
        <text:list-item>
          <text:p text:style-name="P32">Использование исторической информации из предыдущих проектов</text:p>
        </text:list-item>
        <text:list-item>
          <text:p text:style-name="P32"><text:soft-page-break/>Использование уроков, извлеченных из предыдущих проектов, а также обобщение уроков, извлеченных из текущих проектов;</text:p>
        </text:list-item>
        <text:list-item>
          <text:p text:style-name="P32">Что такое Устав проекта и как его создать</text:p>
        </text:list-item>
        <text:list-item>
          <text:p text:style-name="P32">Что такое структурная декомпозиция работ <text:s/>(WBS) (не список или гистограмма) и как ее создать</text:p>
        </text:list-item>
        <text:list-item>
          <text:p text:style-name="P32">Как вручную создать сетевую диаграмму</text:p>
        </text:list-item>
        <text:list-item>
          <text:p text:style-name="P32">Что такое критический путь, как его найти и какие преимущества он предоставляет менеджеру проекта</text:p>
        </text:list-item>
        <text:list-item>
          <text:p text:style-name="P32">Оценка по трем точкам</text:p>
        </text:list-item>
        <text:list-item>
          <text:p text:style-name="P32">Анализ Монте-Карло </text:p>
        </text:list-item>
        <text:list-item>
          <text:p text:style-name="P32">Анализ освоенного объема</text:p>
        </text:list-item>
        <text:list-item>
          <text:p text:style-name="P32">Сжатие расписания (сжатие и быстрый проход)</text:p>
        </text:list-item>
        <text:list-item>
          <text:p text:style-name="P32">Managing float</text:p>
        </text:list-item>
        <text:list-item>
          <text:p text:style-name="P32">Как создать реалистичное расписание</text:p>
        </text:list-item>
        <text:list-item>
          <text:p text:style-name="P32">Управление качеством как проекта, так и результирующего продукта или результатов</text:p>
        </text:list-item>
        <text:list-item>
          <text:p text:style-name="P32">Развитие отношений с заинтересованными сторонами и обеспечение их заинтересованности и вовлечения в проект</text:p>
        </text:list-item>
        <text:list-item>
          <text:p text:style-name="P32">Что входит в процесс управления рисками </text:p>
        </text:list-item>
        <text:list-item>
          <text:p text:style-name="P32">Расчет резервов и понимание их связи с управлением рисками</text:p>
        </text:list-item>
        <text:list-item>
          <text:p text:style-name="P32">Создание реалистичного и утвержденного плана управления проектом, за достижение которого вы готовы нести ответственность </text:p>
        </text:list-item>
        <text:list-item>
          <text:p text:style-name="P32">Мониторинг и контроль проекта в соответствии с планом управления проектом</text:p>
        </text:list-item>
        <text:list-item>
          <text:p text:style-name="P32">Управление запросами на изменение и управление изменениями</text:p>
        </text:list-item>
        <text:list-item>
          <text:p text:style-name="P32">Учет профессиональных и социальных обязанностей, ожидаемых от руководителя проекта при управлении проектом</text:p>
        </text:list-item>
      </text:list>
      <text:p text:style-name="P18"><text:tab/></text:p>
      <text:p text:style-name="P18"><text:tab/>На крупных проектах у руководителя проекта нет времени на неправильные действия по управлению проект<text:span text:style-name="T5">ом</text:span>. Проект может легко выйти из-под контроля, если руководитель проекта тратит слишком много времени на решение проблем, а не на их предотвращение, или на микроуправление людьми вместо того, чтобы убедиться, что они знают, что им нужно сделать до начала проекта. При подготовке к экзамену подумайте о концепциях, представленных в этой книге (и тех, которые вы узнали в ходе обучения), с точки зрения того, что должен делать руководитель проекта Большого, управляемого планом проекта. Это поможет вам определить пробелы между вашим собственным опытом управления проектами и подходом PMIs к управлению проектами, и поэтому лучше подготовит вас к ответам на вопросы на экзамене.</text:p>
      <text:p text:style-name="P18"/>
      <text:p text:style-name="P8">Подача заявления на сдачу экзамена.</text:p>
      <text:p text:style-name="P19"><text:tab/>Для сдачи экзамена необходимо подать заявление в PMI. Заявки могут подаваться в режиме онлайн или по почте. Отправка в режиме онлайн предпочтительна, поскольку время ответа PMIs быстрее для электронных представлений. Кроме того, онлайн-процесс подачи заявок облегчает документирование часов и опыта управления проектами при соблюдении рекомендаций по применению (Многочисленные электронные таблицы для документирования вашего опыта управления проектами доступны on-line, но использование собственных таблиц, не созданных PMI, часто означает, что вы в конечном итоге дублируете свои усилия по заявлению.) <text:span text:style-name="T6">После подачи заявки вы получите уведомление, которое подтвердит, что ваша заявка принята; затем вам будет предложено оплатить назначение экзамена. После получения оплаты вы получите электронное письмо, разрешающее вам записаться на прием для сдачи экзамена. Вы можете подвергнуться аудиту вашей заявки до её утверждения. Имейте в виду, что аудит задержит ваше разрешение на сдачу экзамена.</text:span></text:p>
      <text:p text:style-name="P20"><text:soft-page-break/><text:tab/>Экзамен обычно предлагается на компьютере в специальных местах тестирования, но это может быть по-разному в зависимости от страны, в которой вы находитесь. В уведомлении об авторизации будут даны конкретные инструкции. На веб-сайте PMI есть информация о местах тестирования и языках, доступных для экзамена; посетите pmi.org для уточнения подробностей.</text:p>
      <text:p text:style-name="P21"><text:tab/>Как только вы получите подтверждение, вы должны сдать экзамен в течение одного года. (Вы можете сдать экзамен до трех раз в течение этого года; если вы не все три раза, вы должны ждать один год, чтобы повторно подать заявку на экзамен.) В некоторых случаях центры тестирования могут не открываться в течение нескольких недель.</text:p>
      <text:p text:style-name="P21"/>
      <text:p text:style-name="P9">Как использовать эту книг<text:span text:style-name="T7">у</text:span></text:p>
      <text:p text:style-name="P21"/>
      <text:p text:style-name="P22">Убедитесь, что у вас есть текущие материалы для экзамена.<text:span text:style-name="T8"> Прежде чем вы начнете использовать эту книгу, вы должны убедиться, что </text:span><text:span text:style-name="T9">вы взяли </text:span><text:span text:style-name="T8">правильное издание. Продукты RMC обновляются, чтобы дать вам самую последнюю доступную информацию и принять во внимание последние изменения в экзамене. Предыдущие издания этой книги устарели и не </text:span><text:span text:style-name="T9">могут </text:span><text:span text:style-name="T8"><text:s/>использоваться для сдачи экзамена. Это издание книги PMP * Exam Prep соответствует руководству PMBOK*, шестого издания, которое было опубликовано в сентябре 2017 и предназначено для обучения экзаменам, принятым после 26 марта 2018 года. Это издание также отражает информацию о плане экзамена от июня 2015 года.</text:span></text:p>
      <text:p text:style-name="P21"/>
      <text:p text:style-name="P23">Как организована эта книга.<text:span text:style-name="T8"> Большинство глав в этой книге организованы одинаковым способом: </text:span><text:span text:style-name="T10">В</text:span><text:span text:style-name="T8">водная дискуссия, список «быстр</text:span><text:span text:style-name="T10">ый тест»</text:span><text:span text:style-name="T8"> (</text:span><text:span text:style-name="T10">темы </text:span><text:span text:style-name="T8">обычно перечисленны в порядке важности), Rita’s Process Chart™, обзорные материалы и практический экзамен. Все ссылки на страницы в этой книге относятся к шестому изданию PMBOK Guide, если не указано иное. Эта PMP Exam Prep книга может быть использована в одиночку, но это также часть нашей системы PMP Exam Prep, которая включает в себя наш PM FASTrack Cloud симулятор экзамена, а также наши карточки Hot Topics.</text:span></text:p>
      <text:p text:style-name="P34"/>
      <text:p text:style-name="P23"><text:span text:style-name="T12">Введение к каждой главе. </text:span><text:span text:style-name="T8">Предварительное обсуждение делает общий обзор главы и содержит ключевую информацию для понимания материала, охватываемого в этой главе.</text:span></text:p>
      <text:p text:style-name="P34"/>
      <text:p text:style-name="P24"><text:span text:style-name="T12">Быстрый тест.</text:span><text:span text:style-name="T8"> В списке в начале каждой главы указаны темы, затронутые в главе, и наше представление об их общем порядке важности. Чтобы проверить свои знания о содержании главы и рассмотреть то, что наиболее важно, вернитесь к этому списку, когда прочитаете каждую главу.</text:span></text:p>
      <text:p text:style-name="P35"/>
      <text:p text:style-name="P35">Rita’S Process Chart™. Созданная в 1998 году для первого издания этой книги, Rita's Process Chart™ была значительно расширена, чтобы помочь вам понять процесс управления проектом. Это ключевая хитрость для сдачи экзамена с меньшими усилиями. Сначала вы увидите эту диаграмму в главе 3 "процессы управления проектами". Затем она появляется в большинстве оставшихся глав книги, с соответствующими процессами, выделенными для каждой главы. Используйте диаграмму в начале каждой главы, чтобы понять, как различные области знаний связаны с усилиями, участвующими в процессе управления проектами.</text:p>
      <text:p text:style-name="P35"/>
      <text:p text:style-name="P25"><text:span text:style-name="T12">Обзорные материалы и упражнения.</text:span><text:span text:style-name="T8"> Эта книга содержит обширные обзорные материалы и множество упражнений. Эти материалы, которые можно найти в каждой главе, были разработаны на основе теории ускоренного обучения и понимания сложных тем на экзамене. Убедитесь, что вы делаете упражнения, а не прыгаете прямо к ответам. Не пропускайте упражнения, даже если их ценность не кажется вам очевидной. Упражнения и действия являются ключевыми преимуществами этой книги. Они помогут вам сдать экзамен.</text:span></text:p>
      <text:p text:style-name="P25"><text:span text:style-name="T8"><text:tab/>Ответы приводятся сразу после упражнений. Мы обнаружили, что наиболее эффективно размещать ответы сразу после упражнений, а не в конце книги. Если вы не хотите видеть ответы, </text:span><text:soft-page-break/><text:span text:style-name="T8">вот трюк: держите чистый лист бумаги под рукой, чтобы закрыть ответы, пока вы не закончите каждое упражнение и не будете готовы их просмотреть.</text:span></text:p>
      <text:p text:style-name="P36"/>
      <text:p text:style-name="P36">Также в обзорный материал включены трюки для сдачи экзамена под названием Tricks of the Trade* (зарегистрированный товарный знак RMC). Трюки обозначены изображением, показанным здесь слева, и дадут вам дополнительное представление о том, что вам нужно знать об управлении проектами и как готовиться к экзамену. Многие приёмы, впервые описанные или представленные в этой книге, с тех пор стали отраслевыми стандартами.</text:p>
      <text:p text:style-name="P36"/>
      <text:p text:style-name="P36"><draw:frame draw:style-name="fr2" draw:name="Frame2" text:anchor-type="paragraph" svg:x="0.0299in" svg:y="0.0272in" svg:width="0.5528in" draw:z-index="1"><draw:text-box fo:min-height="0.7583in"><text:p text:style-name="P39">О</text:p></draw:text-box></draw:frame>Наш способ помочь вам подготовиться к экзамену не фокусируется на зубрежке. Основное внимание уделяется пониманию действий и инструментов для управления проектами. Вещи, которые вы должны запомнить, обозначены этим изображением.</text:p>
      <text:p text:style-name="P36"/>
      <text:p text:style-name="P36"/>
      <text:p text:style-name="P37"><text:span text:style-name="T13">Практический экзамен. </text:span>Практический экзамен в конце каждой главы позволяет вам просмотреть материал и проверить свое понимание. Пожалуйста, обратитесь к разделу ”<text:span text:style-name="T15">К</text:span>ак подготовиться к экзамену PMP" на стр. 14, чтобы понять, как и когда использовать эти практические экзамены как часть вашего общего учебного плана. На следующих страницах вы найдете таблицу баллов для использования при сдаче практических экзаменов. Сделайте копию для каждого практического экзамена.</text:p>
      <text:p text:style-name="P37"><text:tab/>Обратите внимание, что вопросы практического экзамена в целом хорошо отражают знания и принципы, проверяемые на экзамене. Однако во многих случаях экзаменационные вопросы намного длиннее, чем те, которые представлены в этой книге. Чтобы получить ценный опыт ответа на более длинные вопросы, подумайте о покупке симулятора <text:span text:style-name="T17">экзамена</text:span> PM FASTrack* Cloud, описанного ниже.</text:p>
      <text:p text:style-name="P37"><text:tab/>Пожалуйста, также имейте в виду, что вы не можете просто практиковать ответы на вопросы, чтобы подготовиться к экзамену. Вопросы в этой книге и в PM FASTrack * предоставляются, чтобы помочь вам оценить свои знания и ознакомиться с типами вопросов на экзамене. Сосредоточьте свои усилия на чтении этой книги, выполнении упражнений и обзорной деятельности, а также на заполнении пробелов в знаниях по управлению проектами.</text:p>
      <text:p text:style-name="P37"><text:tab/>Концевая сноска. На протяжении всей этой книги вы будете видеть ссылки на примечания о том, когда тот или иной термин по управлению проектами был впервые введен. Эти заметки объясняют историческое происхождение терминов или понятий и объясняются в конце этой книги. Историческое происхождение не проверяется на экзамене. Эти заметки предоставлены для вашего интереса и справки. Для некоторых понимание развития концепции помогает им лучше запомнить ее. Для других такая информация - отвлекающий маневр. Если вы находите эти заметки отвлекающими,не продолжайте их читать. Вместо этого сосредоточьте свои усилия на основном содержании этой книги.</text:p>
      <text:p text:style-name="P37"><text:tab/></text:p>
      <text:p text:style-name="P38">Использование этой книги с <text:s/><text:span text:style-name="T18">симулятор</text:span>ом <text:span text:style-name="T19">экзамена PM FASTrack* Cloud.</text:span></text:p>
      <text:p text:style-name="P38"><text:span text:style-name="T8">Эта книга может быть использована самостоятельно или в сочетании с симулятором экзамена PM FASTrack* Cloud. Для получения информации об использовании PM FASTrack* в сочетании с этой книгой см. план </text:span><text:span text:style-name="T11">А</text:span><text:span text:style-name="T8"> в разделе “Как подготовиться к экзамену PMP” на стр. 14. Чтобы получить доступ к бесплатной демо-версии. симулятора экзамена, посетите exams.rmcls.c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ef309" officeooo:paragraph-rsid="000ef309"/>
    </style:style>
    <style:page-layout style:name="Mpm1">
      <style:page-layout-properties fo:page-width="8.2681in" fo:page-height="11.6929in" style:num-format="1" style:print-orientation="portrait" fo:margin-top="0.7874in" fo:margin-bottom="0.7874in" fo:margin-left="0.4791in" fo:margin-right="0.6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Rita’s Course in a Book® for Passing the Project Management Professional Exam. Ninth Editio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1T20:33:26.029928364</meta:creation-date>
    <meta:generator>LibreOffice/6.2.3.2$Linux_X86_64 LibreOffice_project/20$Build-2</meta:generator>
    <dc:date>2019-05-16T23:04:05.029548018</dc:date>
    <meta:editing-duration>PT3H5M6S</meta:editing-duration>
    <meta:editing-cycles>27</meta:editing-cycles>
    <meta:document-statistic meta:table-count="1" meta:image-count="0" meta:object-count="0" meta:page-count="5" meta:paragraph-count="94" meta:word-count="2280" meta:character-count="16051" meta:non-whitespace-character-count="13865"/>
  </office:meta>
</office:document-meta>
</file>